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a151" officeooo:paragraph-rsid="000ca151"/>
    </style:style>
    <style:style style:name="P2" style:family="paragraph" style:parent-style-name="Text_20_body">
      <style:text-properties officeooo:paragraph-rsid="000ca151"/>
    </style:style>
    <style:style style:name="P3" style:family="paragraph" style:parent-style-name="Text_20_body">
      <style:text-properties officeooo:rsid="000eaf15" officeooo:paragraph-rsid="000eaf15"/>
    </style:style>
    <style:style style:name="P4" style:family="paragraph" style:parent-style-name="Text_20_body">
      <style:text-properties officeooo:paragraph-rsid="000ee076"/>
    </style:style>
    <style:style style:name="P5" style:family="paragraph" style:parent-style-name="Text_20_body">
      <style:text-properties officeooo:paragraph-rsid="00109e90"/>
    </style:style>
    <style:style style:name="P6" style:family="paragraph" style:parent-style-name="Text_20_body">
      <style:text-properties officeooo:paragraph-rsid="0007b853"/>
    </style:style>
    <style:style style:name="P7" style:family="paragraph" style:parent-style-name="Heading_20_1">
      <style:text-properties officeooo:paragraph-rsid="00109e90"/>
    </style:style>
    <style:style style:name="P8" style:family="paragraph" style:parent-style-name="Heading_20_1">
      <style:text-properties officeooo:rsid="00109e90" officeooo:paragraph-rsid="00109e90"/>
    </style:style>
    <style:style style:name="P9" style:family="paragraph" style:parent-style-name="Text_20_body">
      <style:text-properties officeooo:paragraph-rsid="000b79e8"/>
    </style:style>
    <style:style style:name="P10" style:family="paragraph" style:parent-style-name="Text_20_body" style:list-style-name="L1">
      <style:paragraph-properties fo:margin-top="0cm" fo:margin-bottom="0.146cm" loext:contextual-spacing="false"/>
      <style:text-properties officeooo:rsid="00109e90" officeooo:paragraph-rsid="00109e90"/>
    </style:style>
    <style:style style:name="P11" style:family="paragraph" style:parent-style-name="Text_20_body" style:list-style-name="L1">
      <style:paragraph-properties fo:margin-top="0cm" fo:margin-bottom="0.146cm" loext:contextual-spacing="false"/>
      <style:text-properties officeooo:rsid="00147f9a" officeooo:paragraph-rsid="00147f9a"/>
    </style:style>
    <style:style style:name="T1" style:family="text">
      <style:text-properties officeooo:rsid="000b79e8"/>
    </style:style>
    <style:style style:name="T2" style:family="text">
      <style:text-properties officeooo:rsid="000ca151"/>
    </style:style>
    <style:style style:name="T3" style:family="text">
      <style:text-properties officeooo:rsid="000d6897"/>
    </style:style>
    <style:style style:name="T4" style:family="text">
      <style:text-properties officeooo:rsid="000eaf15"/>
    </style:style>
    <style:style style:name="T5" style:family="text">
      <style:text-properties officeooo:rsid="000ee076"/>
    </style:style>
    <style:style style:name="T6" style:family="text">
      <style:text-properties officeooo:rsid="00109e90"/>
    </style:style>
    <style:style style:name="T7" style:family="text">
      <style:text-properties officeooo:rsid="0011bb4c"/>
    </style:style>
    <style:style style:name="T8" style:family="text">
      <style:text-properties officeooo:rsid="00135155"/>
    </style:style>
    <style:style style:name="T9" style:family="text">
      <style:text-properties officeooo:rsid="00159db1"/>
    </style:style>
    <style:style style:name="T10" style:family="text">
      <style:text-properties officeooo:rsid="0007b853"/>
    </style:style>
    <style:style style:name="T11" style:family="text">
      <style:text-properties officeooo:rsid="001a4e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rojektspecifikation</text:h>
      <text:p text:style-name="P6"><text:span text:style-name="T10">Projektet kommer att utföras på Företaget Issuefab AB. </text:span><text:span text:style-name="T1">Issuefab Ab är ett fintech företag som sysslar med betallösningar. Deras egna produkt är att göra det möjligt att dela upp företagskort till virtuella </text:span><text:span text:style-name="T9">Detta</text:span><text:span text:style-name="T1"> gör </text:span><text:span text:style-name="T9">så att </text:span><text:span text:style-name="T1">det möjligt att ge ut ett virtuellt kort för en specifik utgift till skillnad från att ge en anställd tillgång till hela beloppet på ett företagskort. </text:span></text:p>
      <text:p text:style-name="P9"><text:span text:style-name="T1">Issuefab har intresse att utveckla ett </text:span><text:span text:style-name="T11">tids tracking system</text:span><text:span text:style-name="T1"> för internt bruk då </text:span><text:span text:style-name="T2">ingen lösning på den etablerade marknaden uppfyller allt som de söker efter. </text:span><text:span text:style-name="T11">Systemet kommer användas av deras anställda för att skriva upp vilka timmar de jobbar på vilka projekt och vad för aktivitet de har hållit på med i projektet dessa timmar.</text:span></text:p>
      <text:p text:style-name="P2"><text:span text:style-name="T2">In-house kraven på systemet som byggs kommer att vara: </text:span><text:span text:style-name="T6">att </text:span><text:span text:style-name="T2">flextid hanteras på ett bra sätt, det ska gå att få vecko rapporter över hur de anställda ligger till med sin flextid, sjukdagar, semester, månadsvyer för hur de anställda ligger till med sjukdagar, flextid och semester. Anställda rapporterar Själva in när de börjar och slutar sin arbetsdag och systemet kommer även ha stöd för att skicka ut påminnelser för detta via Slack. </text:span></text:p>
      <text:p text:style-name="P1">Utöver in-house kraven kommer även en undersökning på andra system att göras för att se vilka funktioner som de har stöd för och om det <text:span text:style-name="T3">t</text:span>är funktioner som också borde integreras i Issuefabs lösning. <text:span text:style-name="T3">Några som kommer att undersökas är: Harvest, Nikabot och Issuefabs nuvarande lösning. </text:span></text:p>
      <text:p text:style-name="P4"><text:span text:style-name="T4">Systemet kommer att utvecklas på Cloudflares serverless platform Cloudflare workers </text:span><text:span text:style-name="T5">och kommer att bestå utav ett API samt</text:span><text:span text:style-name="T4"> en Front-end som är byggd med Javascript biblioteket Stensil.js.</text:span></text:p>
      <text:p text:style-name="P4"><text:span text:style-name="T5">För att lagra data till applikationen kommer Cloudflares Durable Objects att användas. Durable objects är en del utav Cloudflares worker plattform ock gör det möjligt att lagra data i object där varje objekt blir tilldelat ett unikt id. </text:span><text:span text:style-name="T8">Koden kommer att skrivas i TypeScript.</text:span></text:p>
      <text:p text:style-name="P3">Stensil.js är ett bibliotek som likt React utnytjar JSX syntax men till skillnad från <text:span text:style-name="T5">R</text:span>eact så kompileras komponenter som byggs till standardiserade webb komponenter <text:span text:style-name="T5">som kan köras direkt i webbläsaren. </text:span><text:span text:style-name="T8">Koden kommer att skrivas i Typescript.</text:span></text:p>
      <text:p text:style-name="P5"><text:span text:style-name="T6">En viss tid kommer även läggas ner på att automatisera byggnads och publicerings processen (</text:span><text:span text:style-name="T7">CI/CD</text:span><text:span text:style-name="T6">) </text:span><text:span text:style-name="T7">via github pages och Cloudflare Pages.</text:span></text:p>
      <text:h text:style-name="P8" text:outline-level="1">Kurser från programmet projektet bygger på</text:h>
      <text:list xml:id="list2161265211" text:style-name="L1">
        <text:list-item>
          <text:p text:style-name="P10">Webbutveckling 1</text:p>
        </text:list-item>
        <text:list-item>
          <text:p text:style-name="P10">Programmering i Javascript</text:p>
        </text:list-item>
        <text:list-item>
          <text:p text:style-name="P10">Webbutveckling 3</text:p>
        </text:list-item>
        <text:list-item>
          <text:p text:style-name="P10">Javascriptbaserad webbutveckling</text:p>
        </text:list-item>
        <text:list-item>
          <text:p text:style-name="P11">Databas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0:46:28.228626108</meta:creation-date>
    <dc:date>2022-03-22T15:38:05.285352301</dc:date>
    <meta:editing-duration>PT37M29S</meta:editing-duration>
    <meta:editing-cycles>8</meta:editing-cycles>
    <meta:generator>LibreOffice/6.4.7.2$Linux_X86_64 LibreOffice_project/40$Build-2</meta:generator>
    <meta:document-statistic meta:table-count="0" meta:image-count="0" meta:object-count="0" meta:page-count="1" meta:paragraph-count="15" meta:word-count="385" meta:character-count="2427" meta:non-whitespace-character-count="2059"/>
  </office:meta>
</office:document-meta>
</file>